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color="#1c1b1b" style:font-name="Arial"/>
    </style:style>
    <style:style style:name="P2" style:family="paragraph" style:parent-style-name="E_21_A_20_h1">
      <style:paragraph-properties fo:text-align="center" style:justify-single-word="false"/>
      <style:text-properties fo:color="#1c1b1b" fo:font-weight="bold" style:font-weight-asian="bold" style:font-weight-complex="bold"/>
    </style:style>
    <style:style style:name="P3" style:family="paragraph" style:parent-style-name="E_21_A_20_h1">
      <style:paragraph-properties fo:text-align="center" style:justify-single-word="false"/>
      <style:text-properties fo:color="#1c1b1b"/>
    </style:style>
    <style:style style:name="P4" style:family="paragraph" style:parent-style-name="E_21_A_20_Default">
      <style:paragraph-properties fo:text-align="justify" style:justify-single-word="false"/>
      <style:text-properties fo:color="#1c1b1b"/>
    </style:style>
    <style:style style:name="P5" style:family="paragraph" style:parent-style-name="E_21_A_20_Default">
      <style:paragraph-properties fo:text-align="justify" style:justify-single-word="false"/>
    </style:style>
    <style:style style:name="P6" style:family="paragraph" style:parent-style-name="E_21_A_20_h2">
      <style:paragraph-properties fo:text-align="justify" style:justify-single-word="false"/>
      <style:text-properties fo:color="#1c1b1b"/>
    </style:style>
    <style:style style:name="P7" style:family="paragraph" style:parent-style-name="E_21_A_20_Default" style:list-style-name="L1">
      <style:paragraph-properties fo:text-align="justify" style:justify-single-word="false"/>
      <style:text-properties fo:color="#1c1b1b"/>
    </style:style>
    <style:style style:name="P8" style:family="paragraph" style:parent-style-name="E_21_A_20_Default" style:list-style-name="L2">
      <style:paragraph-properties fo:text-align="justify" style:justify-single-word="false"/>
      <style:text-properties fo:color="#1c1b1b"/>
    </style:style>
    <style:style style:name="P9" style:family="paragraph" style:parent-style-name="E_21_A_20_Default" style:list-style-name="L3">
      <style:paragraph-properties fo:text-align="justify" style:justify-single-word="false"/>
      <style:text-properties fo:color="#1c1b1b"/>
    </style:style>
    <style:style style:name="T1" style:family="text">
      <style:text-properties fo:language="en" fo:country="US"/>
    </style:style>
    <style:style style:name="T2" style:family="text">
      <style:text-properties fo:language="el" fo:country="G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asy!Appointments</text:p>
      <text:p text:style-name="P3">Vision Document</text:p>
      <text:p text:style-name="P1"/>
      <text:p text:style-name="P6">Σκοπός του Έργου</text:p>
      <text:p text:style-name="P5">Να αναπτυχθεί ένα σύστημα web κρατήσεων ραντεβού (για οποιαδήποτε υπηρεσία ή γραφείο) το οποίο να μπορεί να παραμετροποιείται καταλλήλως και να συγχρονίζεται με το Google Calendar. Καθώς δεν υπάρχει κάτι αντίστοιχο για τις εφαρμογές Joomla! και Wordpress στόχος είναι να παράγεται κώδικας που να είναι συμβατός και με τα δυο CMS.</text:p>
      <text:p text:style-name="P4"/>
      <text:p text:style-name="P6">Πιθανοί Πελάτες</text:p>
      <text:p text:style-name="P4">Οποιαδήποτε εταιρεία ή επιχείρηση λειτουργεί με ραντεβού σε γραφείο ή κατάστημα μπορεί να χρησιμοποιήσει την εφαρμογή για να διαχειρίζεται τα ραντεβού ηλεκτρονικά και μέσω του internet.</text:p>
      <text:p text:style-name="P4"/>
      <text:p text:style-name="P6">Κύριοι Παράγοντες που θα Κρίνουν το Προϊόν</text:p>
      <text:list xml:id="list2728092347618350251" text:style-name="L1">
        <text:list-item>
          <text:p text:style-name="P7">Αξιοπιστία</text:p>
        </text:list-item>
        <text:list-item>
          <text:p text:style-name="P7">Ταχύτητα</text:p>
        </text:list-item>
        <text:list-item>
          <text:p text:style-name="P7">Ευχρηστία</text:p>
        </text:list-item>
        <text:list-item>
          <text:p text:style-name="P7">Συνεργασία μεταξύ διαφόρων υπαλλήλων</text:p>
        </text:list-item>
      </text:list>
      <text:p text:style-name="P4"/>
      <text:p text:style-name="P6">Κύρια Χαρακτηριστικά και Τεχνολογία</text:p>
      <text:list xml:id="list4340708966784417094" text:style-name="L2">
        <text:list-item>
          <text:p text:style-name="P8">Χρήση της βιβλιοθήκης Google Calendar API</text:p>
        </text:list-item>
        <text:list-item>
          <text:p text:style-name="P8">Χρήση της εφαρμογής Google Calendar Sync (παροχή αυτόματων ενημερώσεων)</text:p>
        </text:list-item>
        <text:list-item>
          <text:p text:style-name="P8">Εύχρηστο και όμορφο περιβάλλον</text:p>
        </text:list-item>
        <text:list-item>
          <text:p text:style-name="P8">Ασφαλής λειτουργία της εφαρμογής (χωρίς απώλειες δεδομένων)</text:p>
        </text:list-item>
        <text:list-item>
          <text:p text:style-name="P8">Υλοποίηση με PHP, MySQL &amp; jQuery, <text:span text:style-name="T1">CodeIgniter Framework</text:span></text:p>
        </text:list-item>
      </text:list>
      <text:p text:style-name="P4"/>
      <text:p text:style-name="P6">Άλλοι Σημαντικοί Παράγοντες</text:p>
      <text:list xml:id="list2725975341735272742" text:style-name="L3">
        <text:list-item>
          <text:p text:style-name="P9">Η εφαρμογή δεν πρέπει να “κρασάρει”.</text:p>
        </text:list-item>
        <text:list-item>
          <text:p text:style-name="P9">Δυνατότητα ενημέρωσης με SMS των χρηστών για αλλαγές στο εβδομαδιαίο πλάνο τους.</text:p>
        </text:list-item>
      </text:list>
      <text:p text:style-name="P4"/>
      <text:p text:style-name="P6">Οικονομικοί Παράγοντες</text:p>
      <text:p text:style-name="P4">Πρέπει να προωθηθεί σε όλα τα <text:span text:style-name="T1">site</text:span> που ασχολούνται με τα CMS, το ελεύθερο λογισμικό και τ<text:span text:style-name="T2">α επιχειρηματικά βοηθήματα</text:span>.</text:p>
      <text:p text:style-name="P4"/>
      <text:p text:style-name="P4">Η εφαρμογή θα διατίθεται δωρεάν μέσω της άδειας GNU/GPL και τα έσοδα θα προέρχονται από διαφημίσεις, δωρεές, εκπαίδευση και την συντήρη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_21_A_20_h1" style:display-name="E!A h1" style:family="paragraph" style:parent-style-name="Standard">
      <style:paragraph-properties fo:text-align="justify" style:justify-single-word="false"/>
      <style:text-properties style:font-name="Arial" fo:font-size="36pt" fo:language="en" fo:country="US" style:font-size-asian="10.5pt"/>
    </style:style>
    <style:style style:name="E_21_A_20_Default" style:display-name="E!A Default" style:family="paragraph" style:parent-style-name="Standard">
      <style:text-properties style:font-name="Arial" style:font-size-asian="10.5pt"/>
    </style:style>
    <style:style style:name="E_21_A_20_h2" style:display-name="E!A h2"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2-06-12T23:00:22</meta:creation-date>
    <dc:date>2012-11-04T22:08:09.31</dc:date>
    <meta:editing-duration>PT2H52M29S</meta:editing-duration>
    <meta:editing-cycles>13</meta:editing-cycles>
    <meta:generator>OpenOffice.org/3.4$Win32 OpenOffice.org_project/340m1$Build-9590</meta:generator>
    <dc:creator>Alex Tselegidis</dc:creator>
    <meta:document-statistic meta:table-count="0" meta:image-count="0" meta:object-count="0" meta:page-count="1" meta:paragraph-count="23" meta:word-count="211" meta:character-count="1403"/>
  </office:meta>
</office:document-meta>
</file>